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Activity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Activity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Activity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Activity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Activity.getCorre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Activity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Activity.Receiv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